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b75bc" style:font-name="aakar" fo:font-size="24pt" fo:font-style="normal" fo:font-weight="bold" officeooo:rsid="0005256e" officeooo:paragraph-rsid="0005256e" style:font-size-asian="24pt" style:font-style-asian="normal" style:font-weight-asian="bold" style:font-size-complex="2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aakar" fo:font-size="16pt" fo:font-style="normal" fo:font-weight="bold" officeooo:rsid="0005256e" officeooo:paragraph-rsid="0005256e" style:font-size-asian="14pt" style:font-style-asian="normal" style:font-weight-asian="bold" style:font-size-complex="16pt" style:font-style-complex="normal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style:font-name="aakar" fo:font-size="16pt" fo:font-style="normal" fo:font-weight="bold" officeooo:rsid="0005256e" officeooo:paragraph-rsid="0005256e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font-name="aakar" fo:font-size="16pt" fo:font-style="normal" fo:font-weight="bold" officeooo:rsid="00065bee" officeooo:paragraph-rsid="00065bee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aakar" fo:font-size="16pt" fo:font-style="normal" fo:font-weight="bold" officeooo:rsid="00065bee" officeooo:paragraph-rsid="00065bee" style:font-size-asian="14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aakar" fo:font-size="16pt" fo:font-style="normal" fo:font-weight="normal" officeooo:rsid="0005256e" officeooo:paragraph-rsid="0005256e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aakar" fo:font-size="16pt" fo:font-style="normal" fo:font-weight="normal" officeooo:rsid="00065bee" officeooo:paragraph-rsid="00065bee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akar" fo:font-size="16pt" fo:font-style="normal" fo:font-weight="normal" officeooo:rsid="000828ea" officeooo:paragraph-rsid="000828ea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akar" fo:font-size="16pt" fo:font-style="normal" fo:font-weight="normal" officeooo:rsid="000a01ec" officeooo:paragraph-rsid="000a01ec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aakar" fo:font-size="16pt" fo:font-style="normal" fo:font-weight="normal" officeooo:rsid="000becc4" officeooo:paragraph-rsid="000becc4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65bee"/>
    </style:style>
    <style:style style:name="T3" style:family="text">
      <style:text-properties officeooo:rsid="000bec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gie api</text:p>
      <text:p text:style-name="P1"/>
      <text:p text:style-name="P1"/>
      <text:p text:style-name="P1"/>
      <text:p text:style-name="P6">steven hurwitt</text:p>
      <text:p text:style-name="P6"/>
      <text:p text:style-name="P6"/>
      <text:p text:style-name="P6"/>
      <text:p text:style-name="P6"/>
      <text:p text:style-name="P6"/>
      <text:list xml:id="list3201675470" text:style-name="L1">
        <text:list-item>
          <text:p text:style-name="P3">database connections</text:p>
        </text:list-item>
        <text:list-item>
          <text:p text:style-name="P3">file transfers</text:p>
        </text:list-item>
        <text:list-item>
          <text:p text:style-name="P4">utility data</text:p>
        </text:list-item>
        <text:list-item>
          <text:p text:style-name="P3">load buildouts</text:p>
        </text:list-item>
        <text:list-item>
          <text:p text:style-name="P3">load usage, attributes</text:p>
        </text:list-item>
        <text:list-item>
          <text:p text:style-name="P3">load forecasts <text:span text:style-name="T2">(EWX)</text:span></text:p>
        </text:list-item>
        <text:list-item>
          <text:p text:style-name="P3">tag reports</text:p>
        </text:list-item>
        <text:list-item>
          <text:p text:style-name="P3">offer summary curve</text:p>
        </text:list-item>
        <text:list-item>
          <text:p text:style-name="P3">usage, PR specific</text:p>
        </text:list-item>
      </text:list>
      <text:p text:style-name="P2"/>
      <text:p text:style-name="P2">Ideal:<text:span text:style-name="T1"> jupyterhub that connects databases, datasources thru internally managed user system in python.</text:span></text:p>
      <text:p text:style-name="P2"><text:soft-page-break/><text:span text:style-name="T1"/></text:p>
      <text:p text:style-name="P5">1. Database Connections</text:p>
      <text:p text:style-name="P5"/>
      <text:p text:style-name="P8">TPPE, LPSS, ALPS, EWX, Siebel, ESG, etc etc</text:p>
      <text:p text:style-name="P8"/>
      <text:p text:style-name="P8">Utility Portals</text:p>
      <text:p text:style-name="P8"/>
      <text:p text:style-name="P8">NGRID, Eversource, NSTAR portals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. File Transfers</text:p>
      <text:p text:style-name="P5"/>
      <text:p text:style-name="P9">ESG: USGH to GS, GS to ALPS, </text:p>
      <text:p text:style-name="P9">Engie: csv output to EWX, ingestion payload</text:p>
      <text:p text:style-name="P10">lse to csv, json to csv, etc etc</text:p>
      <text:p text:style-name="P9">EWX: response payload, VEE RESULT, forecas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3. Utility Data</text:p>
      <text:p text:style-name="P5"/>
      <text:p text:style-name="P7">-<text:span text:style-name="T3">scrape portals (NGRID, Eversource, NYISO)</text:span></text:p>
      <text:p text:style-name="P7">-<text:span text:style-name="T3">scrape ESG!!??</text:span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4. Load Buildouts</text:p>
      <text:p text:style-name="P5"/>
      <text:p text:style-name="P7">-<text:span text:style-name="T3">usage profiles</text:span></text:p>
      <text:p text:style-name="P7">-”<text:span text:style-name="T3">load library”</text:span></text:p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. Usage, attributes</text:p>
      <text:p text:style-name="P5"/>
      <text:p text:style-name="P7">-<text:span text:style-name="T3">rate class, voltage, load facor, demand, cap/trans tags</text:span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6. Load Forecasts / EWX</text:p>
      <text:p text:style-name="P5"/>
      <text:p text:style-name="P10">-validate</text:p>
      <text:p text:style-name="P10">-forecast (ML models to improve?)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7. Tags</text:p>
      <text:p text:style-name="P5"/>
      <text:p text:style-name="P7">-<text:span text:style-name="T3">ICAP/NITS</text:span></text:p>
      <text:p text:style-name="P7">-<text:span text:style-name="T3">tag reports</text:span></text:p>
      <text:p text:style-name="P7">-”<text:span text:style-name="T3">tag health”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8. Offer Summary Curve</text:p>
      <text:p text:style-name="P5"/>
      <text:p text:style-name="P7">-<text:span text:style-name="T3">agg use &amp; demand, annualize</text:span></text:p>
      <text:p text:style-name="P7">-<text:span text:style-name="T3">peak vs. cap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22:42:10.491091547</meta:creation-date>
    <dc:date>2019-10-27T22:59:52.950631939</dc:date>
    <meta:editing-duration>PT17M39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10" meta:paragraph-count="39" meta:word-count="154" meta:character-count="935" meta:non-whitespace-character-count="828"/>
  </office:meta>
</office:document-meta>
</file>